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9.711cm" table:align="margins" fo:background-color="transparent" style:writing-mode="lr-tb">
        <style:background-image/>
      </style:table-properties>
    </style:style>
    <style:style style:name="Таблица3.A" style:family="table-column">
      <style:table-column-properties style:column-width="19.711cm" style:rel-column-width="65535*"/>
    </style:style>
    <style:style style:name="Таблица3.1" style:family="table-row">
      <style:table-row-properties fo:background-color="transparent">
        <style:background-image/>
      </style:table-row-properties>
    </style:style>
    <style:style style:name="Таблица3.A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2" style:family="table">
      <style:table-properties style:width="19.711cm" table:align="margins" fo:background-color="transparent" style:writing-mode="lr-tb">
        <style:background-image/>
      </style:table-properties>
    </style:style>
    <style:style style:name="Таблица2.A" style:family="table-column">
      <style:table-column-properties style:column-width="19.711cm" style:rel-column-width="65535*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1" style:family="table">
      <style:table-properties style:width="19.711cm" table:align="margins" fo:background-color="transparent" style:writing-mode="lr-tb">
        <style:background-image/>
      </style:table-properties>
    </style:style>
    <style:style style:name="Таблица1.A" style:family="table-column">
      <style:table-column-properties style:column-width="19.711cm" style:rel-column-width="65535*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4" style:family="table">
      <style:table-properties style:width="19.711cm" table:align="margins" fo:background-color="transparent" style:writing-mode="lr-tb">
        <style:background-image/>
      </style:table-properties>
    </style:style>
    <style:style style:name="Таблица4.A" style:family="table-column">
      <style:table-column-properties style:column-width="19.711cm" style:rel-column-width="65535*"/>
    </style:style>
    <style:style style:name="Таблица4.1" style:family="table-row">
      <style:table-row-properties fo:background-color="transparent">
        <style:background-image/>
      </style:table-row-properties>
    </style:style>
    <style:style style:name="Таблица4.A1" style:family="table-cell">
      <style:table-cell-properties fo:background-color="#dddddd" fo:padding="0.097cm" fo:border="0.05pt solid #000000">
        <style:background-image/>
      </style:table-cell-properties>
    </style:style>
    <style:style style:name="P1" style:family="paragraph" style:parent-style-name="HTML_20_Preformatted">
      <style:paragraph-properties fo:margin-left="0cm" fo:margin-right="0cm" fo:text-indent="0cm" style:auto-text-indent="fals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b4cbf"/>
    </style:style>
    <style:style style:name="P2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b4cbf"/>
    </style:style>
    <style:style style:name="P3" style:family="paragraph" style:parent-style-name="HTML_20_Preformatted">
      <style:paragraph-properties fo:margin-left="0cm" fo:margin-right="0cm" fo:text-indent="0cm" style:auto-text-indent="fals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size="10pt" officeooo:paragraph-rsid="001b4cbf" style:font-size-asian="10pt" style:font-name-complex="Courier New2" style:font-size-complex="10pt"/>
    </style:style>
    <style:style style:name="P4" style:family="paragraph" style:parent-style-name="Standard">
      <style:paragraph-properties fo:margin-left="0cm" fo:margin-right="0cm" fo:margin-top="0.176cm" fo:margin-bottom="0.176cm" style:contextual-spacing="false" fo:text-indent="0cm" style:auto-text-indent="false" style:writing-mode="lr-tb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Courier New" fo:font-size="10pt" officeooo:paragraph-rsid="001b4cbf" style:font-size-asian="10pt" style:font-size-complex="10pt"/>
    </style:style>
    <style:style style:name="P6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Courier New" fo:font-size="10pt" officeooo:paragraph-rsid="001e7c41" style:font-size-asian="10pt" style:font-size-complex="10pt"/>
    </style:style>
    <style:style style:name="P7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Courier New" fo:font-size="10pt" officeooo:paragraph-rsid="001f83c5" style:font-size-asian="10pt" style:font-size-complex="10pt"/>
    </style:style>
    <style:style style:name="P8" style:family="paragraph" style:parent-style-name="Standard">
      <style:text-properties fo:color="#000000" loext:opacity="100%" style:font-name="Courier New" fo:font-size="10pt" officeooo:paragraph-rsid="001f83c5" style:font-size-asian="10pt" style:font-size-complex="10pt"/>
    </style:style>
    <style:style style:name="P9" style:family="paragraph" style:parent-style-name="HTML_20_Preformatted">
      <style:paragraph-properties fo:margin-left="0cm" fo:margin-right="0cm" fo:text-indent="0cm" style:auto-text-indent="fals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8pt" fo:font-weight="bold" officeooo:paragraph-rsid="001b4cbf" style:font-name-asian="Times New Roman1" style:font-size-asian="18pt" style:language-asian="ru" style:country-asian="RU" style:font-weight-asian="bold" style:font-name-complex="Calibri1" style:font-size-complex="18pt" style:font-weight-complex="bold"/>
    </style:style>
    <style:style style:name="P10" style:family="paragraph" style:parent-style-name="HTML_20_Preformatted">
      <style:paragraph-properties fo:margin-left="0cm" fo:margin-right="0cm" fo:text-indent="0cm" style:auto-text-indent="fals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8pt" fo:font-weight="bold" officeooo:paragraph-rsid="0024ab6b" style:font-name-asian="Times New Roman1" style:font-size-asian="18pt" style:language-asian="ru" style:country-asian="RU" style:font-weight-asian="bold" style:font-name-complex="Calibri1" style:font-size-complex="18pt" style:font-weight-complex="bold"/>
    </style:style>
    <style:style style:name="P11" style:family="paragraph" style:parent-style-name="HTML_20_Preformatted">
      <style:paragraph-properties fo:margin-left="0cm" fo:margin-right="0cm" fo:text-indent="0cm" style:auto-text-indent="fals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24ab6b"/>
    </style:style>
    <style:style style:name="P12" style:family="paragraph" style:parent-style-name="Standard" style:list-style-name="">
      <style:paragraph-properties fo:margin-left="0cm" fo:margin-right="0cm" fo:margin-top="0.176cm" fo:margin-bottom="0.176cm" style:contextual-spacing="false" fo:text-indent="0cm" style:auto-text-indent="false" style:writing-mode="lr-tb"/>
      <style:text-properties style:font-name="Times New Roman" fo:font-size="18pt" fo:font-weight="bold" style:font-name-asian="Times New Roman1" style:font-size-asian="18pt" style:language-asian="ru" style:country-asian="RU" style:font-weight-asian="bold" style:font-name-complex="Calibri1" style:font-size-complex="18pt" style:font-weight-complex="bold"/>
    </style:style>
    <style:style style:name="P13" style:family="paragraph" style:parent-style-name="Standard" style:list-style-name="">
      <style:paragraph-properties fo:margin-left="0cm" fo:margin-right="0cm" fo:margin-top="0.176cm" fo:margin-bottom="0.176cm" style:contextual-spacing="false" fo:text-indent="0cm" style:auto-text-indent="false" style:writing-mode="lr-tb"/>
      <style:text-properties style:font-name="Times New Roman" fo:font-size="18pt" fo:font-weight="bold" officeooo:paragraph-rsid="001b4cbf" style:font-name-asian="Times New Roman1" style:font-size-asian="18pt" style:language-asian="ru" style:country-asian="RU" style:font-weight-asian="bold" style:font-name-complex="Calibri1" style:font-size-complex="18pt" style:font-weight-complex="bold"/>
    </style:style>
    <style:style style:name="P14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Courier New" fo:font-size="10pt" officeooo:paragraph-rsid="001b4cbf" style:font-size-asian="10pt" style:language-asian="ru" style:country-asian="RU" style:font-name-complex="Courier New2" style:font-size-complex="10pt"/>
    </style:style>
    <style:style style:name="P15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size="10pt" officeooo:paragraph-rsid="001b4cbf" style:font-size-asian="10pt" style:language-asian="ru" style:country-asian="RU" style:font-name-complex="Courier New2" style:font-size-complex="10pt"/>
    </style:style>
    <style:style style:name="P16" style:family="paragraph" style:parent-style-name="Standard" style:list-style-name="">
      <style:paragraph-properties fo:margin-left="0cm" fo:margin-right="0cm" fo:margin-top="0.176cm" fo:margin-bottom="0.176cm" style:contextual-spacing="false" fo:text-indent="0cm" style:auto-text-indent="false" style:writing-mode="lr-tb"/>
    </style:style>
    <style:style style:name="P17" style:family="paragraph" style:parent-style-name="Standard" style:list-style-name="">
      <style:paragraph-properties fo:margin-left="0cm" fo:margin-right="0cm" fo:margin-top="0.176cm" fo:margin-bottom="0.176cm" style:contextual-spacing="false" fo:text-indent="0cm" style:auto-text-indent="false" style:writing-mode="lr-tb"/>
      <style:text-properties officeooo:paragraph-rsid="0024ab6b"/>
    </style:style>
    <style:style style:name="T1" style:family="text">
      <style:text-properties style:font-name="Courier New1" fo:font-size="10pt" style:font-size-asian="10pt" style:language-asian="ru" style:country-asian="RU" style:font-name-complex="Courier New2" style:font-size-complex="10pt"/>
    </style:style>
    <style:style style:name="T2" style:family="text">
      <style:text-properties style:font-name="Courier New1" fo:language="ru" fo:country="RU" style:language-asian="ru" style:country-asian="RU" style:font-name-complex="Courier New2" style:language-complex="ar" style:country-complex="SA"/>
    </style:style>
    <style:style style:name="T3" style:family="text">
      <style:text-properties style:font-name="Courier New1" fo:language="ru" fo:country="RU" officeooo:rsid="0024ab6b" style:language-asian="ru" style:country-asian="RU" style:font-name-complex="Courier New2" style:language-complex="ar" style:country-complex="SA"/>
    </style:style>
    <style:style style:name="T4" style:family="text">
      <style:text-properties style:font-name="Courier New1" fo:language="ru" fo:country="RU" officeooo:rsid="0024d6b1" style:language-asian="ru" style:country-asian="RU" style:font-name-complex="Courier New2" style:language-complex="ar" style:country-complex="SA"/>
    </style:style>
    <style:style style:name="T5" style:family="text">
      <style:text-properties style:font-name="Courier New1" fo:font-size="18pt" fo:language="ru" fo:country="RU" fo:font-weight="bold" style:font-name-asian="Times New Roman1" style:font-size-asian="18pt" style:language-asian="ru" style:country-asian="RU" style:font-weight-asian="bold" style:font-name-complex="Courier New2" style:font-size-complex="18pt" style:language-complex="ar" style:country-complex="SA" style:font-weight-complex="bold"/>
    </style:style>
    <style:style style:name="T6" style:family="text">
      <style:text-properties fo:language="ru" fo:country="RU" style:language-asian="en" style:country-asian="US" style:language-complex="ar" style:country-complex="SA"/>
    </style:style>
    <style:style style:name="T7" style:family="text">
      <style:text-properties fo:language="ru" fo:country="RU" style:language-asian="ru" style:country-asian="RU" style:language-complex="ar" style:country-complex="SA"/>
    </style:style>
    <style:style style:name="T8" style:family="text">
      <style:text-properties fo:language="ru" fo:country="RU" style:font-name-asian="Calibri1" style:language-asian="ru" style:country-asian="RU" style:language-complex="ar" style:country-complex="SA"/>
    </style:style>
    <style:style style:name="T9" style:family="text">
      <style:text-properties style:font-name-asian="Times New Roman1" style:language-asian="ru" style:country-asian="RU" style:font-name-complex="Calibri1"/>
    </style:style>
    <style:style style:name="T10" style:family="text">
      <style:text-properties style:font-name-asian="Times New Roman1" style:language-asian="ru" style:country-asian="RU" style:font-name-complex="Calibri1" style:font-weight-complex="bold"/>
    </style:style>
    <style:style style:name="T11" style:family="text">
      <style:text-properties style:font-name-asian="Times New Roman1" style:language-asian="ru" style:country-asian="RU" style:font-name-complex="Calibri1" style:font-style-complex="italic"/>
    </style:style>
    <style:style style:name="T12" style:family="text">
      <style:text-properties officeooo:rsid="0022e480" style:font-name-asian="Times New Roman1" style:language-asian="ru" style:country-asian="RU" style:font-name-complex="Calibri1"/>
    </style:style>
    <style:style style:name="T13" style:family="text">
      <style:text-properties style:language-asian="ru" style:country-asian="RU" style:font-name-complex="Courier New2"/>
    </style:style>
    <style:style style:name="T14" style:family="text">
      <style:text-properties officeooo:rsid="001e7c41" style:language-asian="ru" style:country-asian="RU" style:font-name-complex="Courier New2"/>
    </style:style>
    <style:style style:name="T15" style:family="text">
      <style:text-properties officeooo:rsid="001e7c41"/>
    </style:style>
    <style:style style:name="T16" style:family="text">
      <style:text-properties officeooo:rsid="0024ab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2">Технический текст</text:h>
      <text:p text:style-name="P4"><text:span text:style-name="T9">* <text:s/>В </text:span><text:span text:style-name="T12">о</text:span><text:span text:style-name="T10">бозревателе решений</text:span><text:span text:style-name="T9"> выберите пункт </text:span><text:span text:style-name="T10">Add</text:span><text:span text:style-name="T9">(Добавить) &gt; </text:span><text:span text:style-name="T10">New Folder</text:span><text:span text:style-name="T9">(Новая папка). <text:line-break/> <text:s text:c="3"/>Присвойте папке имя </text:span><text:span text:style-name="T11">Models</text:span><text:span text:style-name="T9">.</text:span></text:p>
      <text:p text:style-name="P4"><text:span text:style-name="T9">* <text:s/>Щёлкните правой кнопкой мыши папку </text:span><text:span text:style-name="T11">Models</text:span><text:span text:style-name="T9">. <text:line-break/> <text:s text:c="3"/>Выберите </text:span><text:span text:style-name="T10">Добавить</text:span><text:span text:style-name="T9"> &gt; </text:span><text:span text:style-name="T10">Класс</text:span><text:span text:style-name="T9">. Присвойте классу имя </text:span><text:span text:style-name="T11">Movie</text:span><text:span text:style-name="T9">.</text:span></text:p>
      <text:p text:style-name="P4"><text:span text:style-name="T9">* <text:s/>Добавьте в класс Movie следующие свойства:</text:span><text:line-break/><text:span text:style-name="T9"> <text:s text:c="3"/># <text:s/>Id (Guid)</text:span><text:line-break/><text:span text:style-name="T9"> <text:s text:c="3"/># <text:s/>Title (String)</text:span><text:line-break/><text:span text:style-name="T9"> <text:s text:c="3"/># <text:s/>CreateAt (DateTime) с атрибутом </text:span><text:span text:style-name="T13">[DataType(DataType.Date)]</text:span><text:span text:style-name="T9"> <text:s text:c="3"/></text:span></text:p>
      <text:h text:style-name="P12" text:outline-level="2">Код C#</text:h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14">namespace WebApi.v1.Controllers</text:p>
            <text:p text:style-name="P14">{ <text:s text:c="3"/></text:p>
            <text:p text:style-name="P14"><text:s text:c="4"/>[ApiController]</text:p>
            <text:p text:style-name="P14"><text:s text:c="4"/>[ApiVersion("1.0")]</text:p>
            <text:p text:style-name="P14"><text:s text:c="4"/>[Route("api/v{version:apiVersion}/[controller]")]</text:p>
            <text:p text:style-name="P14"><text:s text:c="4"/>[ProducesResponseType(StatusCodes.Status400BadRequest)]</text:p>
            <text:p text:style-name="P14"><text:s text:c="4"/>public class AttributesController : ControllerBase</text:p>
            <text:p text:style-name="P14"><text:s text:c="4"/>{</text:p>
            <text:p text:style-name="P14"><text:s text:c="8"/>// &lt;summary&gt;</text:p>
            <text:p text:style-name="P14"><text:s text:c="8"/>/// Предоставляет атрибут</text:p>
            <text:p text:style-name="P14"><text:s text:c="8"/>/// &lt;/summary&gt;</text:p>
            <text:p text:style-name="P5"><text:span text:style-name="T13"><text:s text:c="8"/>/// &lt;param name="</text:span><text:span text:style-name="T14">id</text:span><text:span text:style-name="T13">"&gt;Идентификатор атрибута&lt;/param&gt;</text:span></text:p>
            <text:p text:style-name="P14"><text:s text:c="8"/>/// &lt;returns&gt;Атрибут&lt;/returns&gt;</text:p>
            <text:p text:style-name="P14"><text:s text:c="8"/>[HttpGet("{attributeId}")]</text:p>
            <text:p text:style-name="P14"><text:s text:c="8"/>[ProducesResponseType(StatusCodes.Status404NotFound)]</text:p>
            <text:p text:style-name="P5"><text:span text:style-name="T13"><text:s text:c="8"/>public async Task&lt;ActionResult&lt;AttributeDto&gt;&gt; GetAttributeAsync(string </text:span><text:span text:style-name="T14">id</text:span><text:span text:style-name="T13">)</text:span></text:p>
            <text:p text:style-name="P14"><text:s text:c="8"/>{</text:p>
            <text:p text:style-name="P6"><text:span text:style-name="T13"><text:s text:c="12"/></text:span><text:span text:style-name="T14">AttributeData data = </text:span>await _service.GetAttributeAsync(o =&gt;</text:p>
            <text:p text:style-name="P8"><text:s text:c="12"/>{</text:p>
            <text:p text:style-name="P8"><text:s text:c="16"/>o.Mask = <text:span text:style-name="T15">DEF_</text:span>ALL;</text:p>
            <text:p text:style-name="P6"><text:s text:c="12"/>}, id);</text:p>
            <text:p text:style-name="P14"/>
            <text:p text:style-name="P7"><text:span text:style-name="T13"><text:s text:c="12"/>return Ok(_mapper.Map&lt;AttributeDto&gt;(new EJAttribute</text:span></text:p>
            <text:p text:style-name="P8"><text:s text:c="12"/>{</text:p>
            <text:p text:style-name="P8"><text:s text:c="16"/>Id = data.Id,</text:p>
            <text:p text:style-name="P8"><text:s text:c="16"/>Name = <text:span text:style-name="T15">$</text:span><text:span text:style-name="T13">"</text:span><text:span text:style-name="T14">{</text:span>data.Name<text:span text:style-name="T15">} - устарел</text:span><text:span text:style-name="T14">"</text:span>,</text:p>
            <text:p text:style-name="P7"><text:span text:style-name="T13"><text:s text:c="12"/>}));</text:span></text:p>
            <text:p text:style-name="P14"><text:s text:c="8"/>}</text:p>
            <text:p text:style-name="P14"><text:s text:c="4"/>}</text:p>
            <text:p text:style-name="P14">}</text:p>
          </table:table-cell>
        </table:table-row>
      </table:table>
      <text:p text:style-name="P15"/>
      <text:h text:style-name="P13" text:outline-level="2">Код Bash<text:bookmark-start text:name="OLE_LINK1"/></text:h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2"><text:span text:style-name="HTML_20_Code"><text:span text:style-name="T6">#!/bin/bash</text:span></text:span></text:p>
            <text:p text:style-name="P2"><text:span text:style-name="HTML_20_Code"><text:span text:style-name="T6">USER=$(</text:span></text:span><text:span text:style-name="T1">whoami</text:span><text:span text:style-name="HTML_20_Code"><text:span text:style-name="T6">)</text:span></text:span></text:p>
            <text:p text:style-name="P2"><text:span text:style-name="HTML_20_Code"><text:span text:style-name="T6">ALLOWED=$(</text:span></text:span><text:span text:style-name="T1">who -T | awk '{print $2}'</text:span><text:span text:style-name="HTML_20_Code"><text:span text:style-name="T6">)</text:span></text:span></text:p>
            <text:p text:style-name="P1"><text:span text:style-name="hljs-keyword"><text:span text:style-name="T2">if</text:span></text:span><text:span text:style-name="HTML_20_Code"><text:span text:style-name="T7"> [ </text:span></text:span><text:span text:style-name="hljs-variable"><text:span text:style-name="T2">$</text:span></text:span><text:span text:style-name="HTML_20_Code"><text:span text:style-name="T8">ALLOWED</text:span></text:span><text:span text:style-name="HTML_20_Code"><text:span text:style-name="T7"> != </text:span></text:span><text:span text:style-name="hljs-string"><text:span text:style-name="T2">"+"</text:span></text:span><text:span text:style-name="HTML_20_Code"><text:span text:style-name="T7"> ]</text:span></text:span></text:p>
            <text:p text:style-name="P1"><text:span text:style-name="hljs-keyword"><text:span text:style-name="T2">then</text:span></text:span></text:p>
            <text:p text:style-name="P1"><text:span text:style-name="hljs-built_5f_in"><text:span text:style-name="T2"><text:s text:c="2"/>echo</text:span></text:span><text:span text:style-name="HTML_20_Code"><text:span text:style-name="T7"> </text:span></text:span><text:span text:style-name="hljs-string"><text:span text:style-name="T2">"</text:span></text:span><text:span text:style-name="hljs-variable"><text:span text:style-name="T2">$</text:span></text:span><text:span text:style-name="HTML_20_Code"><text:span text:style-name="T8">USER</text:span></text:span><text:span text:style-name="hljs-string"><text:span text:style-name="T2"> allowed messages"</text:span></text:span></text:p>
            <text:p text:style-name="P1"><text:span text:style-name="hljs-built_5f_in"><text:span text:style-name="T2"><text:s text:c="2"/>exit</text:span></text:span></text:p>
            <text:p text:style-name="P3"><text:span text:style-name="hljs-keyword"><text:span text:style-name="T7">fi</text:span></text:span></text:p>
          </table:table-cell>
        </table:table-row>
      </table:table>
      <text:p text:style-name="P1"><text:span text:style-name="hljs-keyword"><text:span text:style-name="T5"/></text:span></text:p>
      <text:p text:style-name="P9">Код Jsp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"><text:span text:style-name="nt"><text:span text:style-name="T2">&lt;p&gt;</text:span></text:span>Counting to three:<text:span text:style-name="nt"><text:span text:style-name="T2">&lt;/p&gt;</text:span></text:span></text:p>
            <text:p text:style-name="P1"><text:span text:style-name="k"><text:span text:style-name="T2">&lt;%</text:span></text:span> <text:span text:style-name="k"><text:span text:style-name="T2">for</text:span></text:span> <text:span text:style-name="p"><text:span text:style-name="T2">(</text:span></text:span><text:span text:style-name="kt"><text:span text:style-name="T2">int</text:span></text:span> <text:span text:style-name="n"><text:span text:style-name="T2">i</text:span></text:span><text:span text:style-name="o"><text:span text:style-name="T2">=</text:span></text:span><text:span text:style-name="mi"><text:span text:style-name="T2">1</text:span></text:span><text:span text:style-name="p"><text:span text:style-name="T2">;</text:span></text:span> <text:span text:style-name="n"><text:span text:style-name="T2">i </text:span></text:span><text:span text:style-name="o"><text:span text:style-name="T2">&lt; </text:span></text:span><text:span text:style-name="mi"><text:span text:style-name="T2">4</text:span></text:span><text:span text:style-name="p"><text:span text:style-name="T2">;</text:span></text:span> <text:span text:style-name="n"><text:span text:style-name="T2">i</text:span></text:span><text:span text:style-name="o"><text:span text:style-name="T2">++</text:span></text:span><text:span text:style-name="p"><text:span text:style-name="T2">)</text:span></text:span> <text:span text:style-name="p"><text:span text:style-name="T2">{</text:span></text:span> <text:span text:style-name="k"><text:span text:style-name="T2">%&gt;</text:span></text:span></text:p>
            <text:p text:style-name="P1"><text:s text:c="4"/><text:span text:style-name="nt"><text:span text:style-name="T2">&lt;p&gt;</text:span></text:span>This number is <text:span text:style-name="k"><text:span text:style-name="T2">&lt;%=</text:span></text:span> <text:span text:style-name="n"><text:span text:style-name="T2">i</text:span></text:span> <text:span text:style-name="k"><text:span text:style-name="T2">%&gt;</text:span></text:span>.<text:span text:style-name="nt"><text:span text:style-name="T2">&lt;/p&gt;</text:span></text:span></text:p>
            <text:p text:style-name="P1"><text:span text:style-name="k"><text:span text:style-name="T2">&lt;%</text:span></text:span> <text:span text:style-name="p"><text:span text:style-name="T2">}</text:span></text:span> <text:span text:style-name="k"><text:span text:style-name="T2">%&gt;</text:span></text:span></text:p>
            <text:p text:style-name="P1"><text:span text:style-name="nt"><text:span text:style-name="T2">&lt;p&gt;</text:span></text:span>OK.<text:span text:style-name="nt"><text:span text:style-name="T2">&lt;/p&gt;</text:span></text:span></text:p>
          </table:table-cell>
        </table:table-row>
      </table:table>
      <text:h text:style-name="P16" text:outline-level="2"><text:bookmark-end text:name="OLE_LINK1"/><text:span text:style-name="nt"><text:span text:style-name="T2"/></text:span></text:h>
      <text:p text:style-name="P10"><text:soft-page-break/>Код <text:span text:style-name="T16">на абстрактном ооп языке</text:span></text:p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P11"><text:span text:style-name="nt"><text:span text:style-name="T2">класс Фигура</text:span></text:span></text:p>
            <text:p text:style-name="P11"><text:span text:style-name="nt"><text:span text:style-name="T2">{</text:span></text:span></text:p>
            <text:p text:style-name="P11"><text:span text:style-name="nt"><text:span text:style-name="T2"><text:s text:c="3"/>функ</text:span></text:span><text:span text:style-name="nt"><text:span text:style-name="T3">ция</text:span></text:span><text:span text:style-name="nt"><text:span text:style-name="T2"> пусто Поворот(</text:span></text:span><text:span text:style-name="nt"><text:span text:style-name="T3">Ц</text:span></text:span><text:span text:style-name="nt"><text:span text:style-name="T2">елое град)</text:span></text:span></text:p>
            <text:p text:style-name="P11"><text:span text:style-name="nt"><text:span text:style-name="T2"><text:s text:c="3"/>{</text:span></text:span></text:p>
            <text:p text:style-name="P11"><text:span text:style-name="nt"><text:span text:style-name="T2"><text:s text:c="6"/>....</text:span></text:span></text:p>
            <text:p text:style-name="P11"><text:span text:style-name="nt"><text:span text:style-name="T2"><text:s text:c="3"/>}</text:span></text:span></text:p>
            <text:p text:style-name="P11"><text:span text:style-name="nt"><text:span text:style-name="T2">}</text:span></text:span></text:p>
            <text:p text:style-name="P11"><text:span text:style-name="nt"><text:span text:style-name="T2"/></text:span></text:p>
            <text:p text:style-name="P11"><text:span text:style-name="nt"><text:span text:style-name="T2">класс Треугольник::</text:span></text:span><text:span text:style-name="nt"><text:span text:style-name="T4">Ф</text:span></text:span><text:span text:style-name="nt"><text:span text:style-name="T2">игура</text:span></text:span></text:p>
            <text:p text:style-name="P11"><text:span text:style-name="nt"><text:span text:style-name="T2">{</text:span></text:span></text:p>
            <text:p text:style-name="P11"><text:span text:style-name="nt"><text:span text:style-name="T2"><text:s text:c="3"/>функ</text:span></text:span><text:span text:style-name="nt"><text:span text:style-name="T3">ция</text:span></text:span><text:span text:style-name="nt"><text:span text:style-name="T2"> целое Периметр()</text:span></text:span></text:p>
            <text:p text:style-name="P11"><text:span text:style-name="nt"><text:span text:style-name="T2"><text:s text:c="3"/>{</text:span></text:span></text:p>
            <text:p text:style-name="P11"><text:span text:style-name="nt"><text:span text:style-name="T2"><text:s text:c="7"/>вернуть ....;</text:span></text:span></text:p>
            <text:p text:style-name="P11"><text:span text:style-name="nt"><text:span text:style-name="T2"><text:s text:c="3"/>}</text:span></text:span></text:p>
            <text:p text:style-name="P11"><text:span text:style-name="nt"><text:span text:style-name="T2">}</text:span></text:span></text:p>
            <text:p text:style-name="P11"><text:span text:style-name="nt"><text:span text:style-name="T2"/></text:span></text:p>
            <text:p text:style-name="P11"><text:span text:style-name="nt"><text:span text:style-name="T2">Треугольник.Поворот(45);</text:span></text:span></text:p>
            <text:p text:style-name="P11"><text:span text:style-name="nt"><text:span text:style-name="T3">Ц</text:span></text:span><text:span text:style-name="nt"><text:span text:style-name="T2">елое А = Треугольник.Периметр();</text:span></text:span></text:p>
            <text:p text:style-name="P11"><text:span text:style-name="nt"><text:span text:style-name="T2"/></text:span></text:p>
            <text:p text:style-name="P11"><text:span text:style-name="nt"><text:span text:style-name="T3">Консоль.</text:span></text:span><text:span text:style-name="nt"><text:span text:style-name="T2">Печать(А);</text:span></text:span></text:p>
            <text:p text:style-name="P11"><text:span text:style-name="nt"><text:span text:style-name="T2"/></text:span></text:p>
            <text:p text:style-name="P11"><text:span text:style-name="nt"><text:span text:style-name="T2">строка Б = "Привет";</text:span></text:span></text:p>
            <text:p text:style-name="P11"><text:span text:style-name="nt"><text:span text:style-name="T2">строка В = "</text:span></text:span><text:span text:style-name="nt"><text:span text:style-name="T3">$</text:span></text:span><text:span text:style-name="nt"><text:span text:style-name="T2">{Б} мир";</text:span></text:span></text:p>
          </table:table-cell>
        </table:table-row>
      </table:table>
      <text:h text:style-name="P17" text:outline-level="2"><text:span text:style-name="nt"><text:span text:style-name="T2"/></text:span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1" fo:font-family="'Courier New'" style:font-family-generic="roman" style:font-pitch="variable" fo:font-size="10pt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hljs-keyword" style:family="text" style:parent-style-name="Default_20_Paragraph_20_Font"/>
    <style:style style:name="hljs-built_5f_in" style:display-name="hljs-built_in" style:family="text" style:parent-style-name="Default_20_Paragraph_20_Font"/>
    <style:style style:name="hljs-variable" style:family="text" style:parent-style-name="Default_20_Paragraph_20_Font"/>
    <style:style style:name="hljs-string" style:family="text" style:parent-style-name="Default_20_Paragraph_20_Font"/>
    <style:style style:name="nt" style:family="text" style:parent-style-name="Default_20_Paragraph_20_Font"/>
    <style:style style:name="k" style:family="text" style:parent-style-name="Default_20_Paragraph_20_Font"/>
    <style:style style:name="p" style:family="text" style:parent-style-name="Default_20_Paragraph_20_Font"/>
    <style:style style:name="kt" style:family="text" style:parent-style-name="Default_20_Paragraph_20_Font"/>
    <style:style style:name="n" style:family="text" style:parent-style-name="Default_20_Paragraph_20_Font"/>
    <style:style style:name="o" style:family="text" style:parent-style-name="Default_20_Paragraph_20_Font"/>
    <style:style style:name="mi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23cm" fo:margin-bottom="0.385cm" fo:margin-left="0.582cm" fo:margin-right="0.70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5T13:26:27.835000000</meta:creation-date>
    <dc:date>2022-01-15T15:38:01.884000000</dc:date>
    <meta:editing-duration>PT53M23S</meta:editing-duration>
    <meta:editing-cycles>11</meta:editing-cycles>
    <meta:generator>LibreOffice/7.2.5.2$Windows_X86_64 LibreOffice_project/499f9727c189e6ef3471021d6132d4c694f357e5</meta:generator>
    <meta:document-statistic meta:table-count="4" meta:image-count="0" meta:object-count="0" meta:page-count="2" meta:paragraph-count="69" meta:word-count="205" meta:character-count="1867" meta:non-whitespace-character-count="1428"/>
  </office:meta>
</office:document-meta>
</file>